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13.772cm"/>
    </style:style>
    <style:style style:name="co8" style:family="table-column">
      <style:table-column-properties fo:break-before="auto" style:column-width="2.889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 style:font-name-asian="SimSun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0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imSun" style:font-name-complex="Arial"/>
    </style:style>
    <style:style style:name="ce10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8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5" office:value-type="string">
            <text:p>birthdate</text:p>
          </table:table-cell>
          <table:table-cell table:style-name="ce1" office:value-type="string">
            <text:p>nb_guitars</text:p>
          </table:table-cell>
          <table:table-cell table:style-name="ce1" office:value-type="string">
            <text:p>favorite_artist_id</text:p>
          </table:table-cell>
          <table:table-cell table:style-name="ce10" office:value-type="string">
            <text:p>portrait</text:p>
          </table:table-cell>
          <table:table-cell table:style-name="ce10" office:value-type="string">
            <text:p>portrait_source</text:p>
          </table:table-cell>
        </table:table-row>
        <table:table-row table:style-name="ro1">
          <table:table-cell table:style-name="ce2" office:value-type="string">
            <text:p>person_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Marcel</text:p>
          </table:table-cell>
          <table:table-cell table:style-name="ce2" office:value-type="string">
            <text:p>Pagnol</text:p>
          </table:table-cell>
          <table:table-cell table:style-name="ce6" office:value-type="string">
            <text:p>28/02/18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2</text:p>
          </table:table-cell>
          <table:table-cell office:value-type="string">
            <text:p>Marcel_Pagnol_193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</text:p>
          </table:table-cell>
          <table:table-cell table:style-name="ce2" office:value-type="string">
            <text:p>filmmaker</text:p>
          </table:table-cell>
          <table:table-cell table:style-name="ce2" office:value-type="string">
            <text:p>Alfred</text:p>
          </table:table-cell>
          <table:table-cell table:style-name="ce2" office:value-type="string">
            <text:p>Hitchcock</text:p>
          </table:table-cell>
          <table:table-cell table:style-name="ce6" office:value-type="string">
            <text:p>13/08/189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6</text:p>
          </table:table-cell>
          <table:table-cell office:value-type="string">
            <text:p>Hitchcock_Alfred_02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ntoine</text:p>
          </table:table-cell>
          <table:table-cell table:style-name="ce2" office:value-type="string">
            <text:p>De Saint-Exupéry</text:p>
          </table:table-cell>
          <table:table-cell table:style-name="ce6" office:value-type="string">
            <text:p>29/06/190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24</text:p>
          </table:table-cell>
          <table:table-cell office:value-type="string">
            <text:p>220px-11exupery-inline1-500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Herbert</text:p>
          </table:table-cell>
          <table:table-cell table:style-name="ce6" office:value-type="string">
            <text:p>08/10/19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3</text:p>
          </table:table-cell>
          <table:table-cell office:value-type="string">
            <text:p>220px-Frank_Herbert_-_198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omain</text:p>
          </table:table-cell>
          <table:table-cell table:style-name="ce2" office:value-type="string">
            <text:p>Gary</text:p>
          </table:table-cell>
          <table:table-cell table:style-name="ce6" office:value-type="string">
            <text:p>29/05/19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erson_6</text:p>
          </table:table-cell>
          <table:table-cell table:style-name="ce2" office:value-type="string">
            <text:p>actor</text:p>
          </table:table-cell>
          <table:table-cell table:style-name="ce2" office:value-type="string">
            <text:p>Linda</text:p>
          </table:table-cell>
          <table:table-cell table:style-name="ce2" office:value-type="string">
            <text:p>Hamilton</text:p>
          </table:table-cell>
          <table:table-cell table:style-name="ce6" office:value-type="string">
            <text:p>15/05/1964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erson_31</text:p>
          </table:table-cell>
          <table:table-cell office:value-type="string">
            <text:p>280px-Linda_Hamilton_by_Gage_Skidmor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RR</text:p>
          </table:table-cell>
          <table:table-cell table:style-name="ce2" office:value-type="string">
            <text:p>Tolkien</text:p>
          </table:table-cell>
          <table:table-cell table:style-name="ce6" office:value-type="string">
            <text:p>03/01/189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8</text:p>
          </table:table-cell>
          <table:table-cell office:value-type="string">
            <text:p>220px-Tolkien_19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8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Steinbeck</text:p>
          </table:table-cell>
          <table:table-cell table:style-name="ce6" office:value-type="string">
            <text:p>27/02/190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7</text:p>
          </table:table-cell>
          <table:table-cell office:value-type="string">
            <text:p>220px-John_Steinbeck_1962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9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rturo</text:p>
          </table:table-cell>
          <table:table-cell table:style-name="ce2" office:value-type="string">
            <text:p>Pérez-Reverte</text:p>
          </table:table-cell>
          <table:table-cell table:style-name="ce6" office:value-type="string">
            <text:p>25/11/195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erson_17</text:p>
          </table:table-cell>
          <table:table-cell office:value-type="string">
            <text:p>220px-Arturo_Perez-Revert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10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Dos Passos</text:p>
          </table:table-cell>
          <table:table-cell table:style-name="ce6" office:value-type="string">
            <text:p>14/01/189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6</text:p>
          </table:table-cell>
          <table:table-cell office:value-type="string">
            <text:p>John_dos_Passos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1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ay</text:p>
          </table:table-cell>
          <table:table-cell table:style-name="ce2" office:value-type="string">
            <text:p>Bradbury</text:p>
          </table:table-cell>
          <table:table-cell table:style-name="ce6" office:value-type="string">
            <text:p>22/08/192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son_17</text:p>
          </table:table-cell>
          <table:table-cell office:value-type="string">
            <text:p>260px-Ray_Bradbury_2009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1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Asimov</text:p>
          </table:table-cell>
          <table:table-cell table:style-name="ce6" office:value-type="string">
            <text:p>02/01/19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rson_19</text:p>
          </table:table-cell>
          <table:table-cell office:value-type="string">
            <text:p>220px-Isaac.Asimov01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1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Yukio</text:p>
          </table:table-cell>
          <table:table-cell table:style-name="ce2" office:value-type="string">
            <text:p>Mishima</text:p>
          </table:table-cell>
          <table:table-cell table:style-name="ce6" office:value-type="string">
            <text:p>14/01/192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erson_22</text:p>
          </table:table-cell>
          <table:table-cell office:value-type="string">
            <text:p>Yukio_Mishima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1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Ernest</text:p>
          </table:table-cell>
          <table:table-cell table:style-name="ce2" office:value-type="string">
            <text:p>Hemingway</text:p>
          </table:table-cell>
          <table:table-cell table:style-name="ce6" office:value-type="string">
            <text:p>21/07/189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25</text:p>
          </table:table-cell>
          <table:table-cell office:value-type="string">
            <text:p>220px-ErnestHemingway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1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z</text:p>
          </table:table-cell>
          <table:table-cell table:style-name="ce2" office:value-type="string">
            <text:p>Kafka</text:p>
          </table:table-cell>
          <table:table-cell table:style-name="ce6" office:value-type="string">
            <text:p>03/07/188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erson_30</text:p>
          </table:table-cell>
          <table:table-cell office:value-type="string">
            <text:p>Kafka_portrai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16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Henri</text:p>
          </table:table-cell>
          <table:table-cell table:style-name="ce2" office:value-type="string">
            <text:p>Stendhal</text:p>
          </table:table-cell>
          <table:table-cell table:style-name="ce6" office:value-type="string">
            <text:p>23/01/178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erson_1</text:p>
          </table:table-cell>
          <table:table-cell office:value-type="string">
            <text:p>260px-Stendhal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17</text:p>
          </table:table-cell>
          <table:table-cell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table:style-name="ce7" office:value-type="string">
            <text:p>06/03/1923</text:p>
          </table:table-cell>
          <table:table-cell office:value-type="float" office:value="2">
            <text:p>2</text:p>
          </table:table-cell>
          <table:table-cell office:value-type="string">
            <text:p>person_1</text:p>
          </table:table-cell>
          <table:table-cell office:value-type="string">
            <text:p>220px-Wes_Montgomery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18</text:p>
          </table:table-cell>
          <table:table-cell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table:style-name="ce7" office:value-type="string">
            <text:p>22/03/1943</text:p>
          </table:table-cell>
          <table:table-cell office:value-type="float" office:value="1">
            <text:p>1</text:p>
          </table:table-cell>
          <table:table-cell office:value-type="string">
            <text:p>person_</text:p>
          </table:table-cell>
          <table:table-cell office:value-type="string">
            <text:p>George_benson_1986_montreux_16_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19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table:style-name="ce7" office:value-type="string">
            <text:p>09/01/1944</text:p>
          </table:table-cell>
          <table:table-cell office:value-type="float" office:value="2">
            <text:p>2</text:p>
          </table:table-cell>
          <table:table-cell office:value-type="string">
            <text:p>person_14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0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table:style-name="ce7" office:value-type="string">
            <text:p>04/01/1942</text:p>
          </table:table-cell>
          <table:table-cell office:value-type="float" office:value="4">
            <text:p>4</text:p>
          </table:table-cell>
          <table:table-cell office:value-type="string">
            <text:p>person_13</text:p>
          </table:table-cell>
          <table:table-cell office:value-type="string">
            <text:p>220px-John_McLaughlin_1_fcm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21</text:p>
          </table:table-cell>
          <table:table-cell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table:style-name="ce7" office:value-type="string">
            <text:p>21/12/1947</text:p>
          </table:table-cell>
          <table:table-cell office:value-type="float" office:value="7">
            <text:p>7</text:p>
          </table:table-cell>
          <table:table-cell office:value-type="string">
            <text:p>person_11</text:p>
          </table:table-cell>
          <table:table-cell office:value-type="string">
            <text:p>220px-Paco_de_Lucía_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2</text:p>
          </table:table-cell>
          <table:table-cell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table:style-name="ce7" office:value-type="string">
            <text:p>27/11/1942</text:p>
          </table:table-cell>
          <table:table-cell office:value-type="float" office:value="1">
            <text:p>1</text:p>
          </table:table-cell>
          <table:table-cell office:value-type="string">
            <text:p>person_14</text:p>
          </table:table-cell>
          <table:table-cell office:value-type="string">
            <text:p>220px-Jimi_Hendrix_1967_uncropped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23</text:p>
          </table:table-cell>
          <table:table-cell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table:style-name="ce7" office:value-type="string">
            <text:p>06/06/1960</text:p>
          </table:table-cell>
          <table:table-cell office:value-type="float" office:value="5">
            <text:p>5</text:p>
          </table:table-cell>
          <table:table-cell office:value-type="string">
            <text:p>person_17</text:p>
          </table:table-cell>
          <table:table-cell office:value-type="string">
            <text:p>220px-Steve_Vai_201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4</text:p>
          </table:table-cell>
          <table:table-cell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table:style-name="ce7" office:value-type="string">
            <text:p>19/07/1947</text:p>
          </table:table-cell>
          <table:table-cell office:value-type="float" office:value="2">
            <text:p>2</text:p>
          </table:table-cell>
          <table:table-cell office:value-type="string">
            <text:p>person_6</text:p>
          </table:table-cell>
          <table:table-cell office:value-type="string">
            <text:p>Guitar-brian-may.gif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25</text:p>
          </table:table-cell>
          <table:table-cell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table:style-name="ce7" office:value-type="string">
            <text:p>16/09/1925</text:p>
          </table:table-cell>
          <table:table-cell office:value-type="float" office:value="1">
            <text:p>1</text:p>
          </table:table-cell>
          <table:table-cell office:value-type="string">
            <text:p>person_5</text:p>
          </table:table-cell>
          <table:table-cell office:value-type="string">
            <text:p>220px-B.B._King_(46264650642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6</text:p>
          </table:table-cell>
          <table:table-cell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table:style-name="ce7" office:value-type="string">
            <text:p>06/03/1946</text:p>
          </table:table-cell>
          <table:table-cell office:value-type="float" office:value="4">
            <text:p>4</text:p>
          </table:table-cell>
          <table:table-cell office:value-type="string">
            <text:p>person_6</text:p>
          </table:table-cell>
          <table:table-cell office:value-type="string">
            <text:p>David_Gilmour_in_Munich_July_2006-ed-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27</text:p>
          </table:table-cell>
          <table:table-cell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table:style-name="ce7" office:value-type="string">
            <text:p>16/12/1944</text:p>
          </table:table-cell>
          <table:table-cell office:value-type="float" office:value="1">
            <text:p>1</text:p>
          </table:table-cell>
          <table:table-cell office:value-type="string">
            <text:p>person_18</text:p>
          </table:table-cell>
          <table:table-cell office:value-type="string">
            <text:p>220px-John_Abercrombie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28</text:p>
          </table:table-cell>
          <table:table-cell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table:style-name="ce7" office:value-type="string">
            <text:p>25/10/1952</text:p>
          </table:table-cell>
          <table:table-cell office:value-type="float" office:value="5">
            <text:p>5</text:p>
          </table:table-cell>
          <table:table-cell office:value-type="string">
            <text:p>person_23</text:p>
          </table:table-cell>
          <table:table-cell office:value-type="string">
            <text:p>220px-Tuckpatti.jpe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29</text:p>
          </table:table-cell>
          <table:table-cell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table:style-name="ce7" office:value-type="string">
            <text:p>23/01/1910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220px-Django_Reinhardt_(Gottlieb_07301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30</text:p>
          </table:table-cell>
          <table:table-cell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table:style-name="ce7" office:value-type="string">
            <text:p>19/08/1962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31</text:p>
          </table:table-cell>
          <table:table-cell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table:style-name="ce7" office:value-type="string">
            <text:p>18/07/1917</text:p>
          </table:table-cell>
          <table:table-cell office:value-type="float" office:value="1">
            <text:p>1</text:p>
          </table:table-cell>
          <table:table-cell office:value-type="string">
            <text:p>person_45</text:p>
          </table:table-cell>
          <table:table-cell office:value-type="string">
            <text:p>220px-Henri_Salvador_tybau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32</text:p>
          </table:table-cell>
          <table:table-cell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table:style-name="ce7" office:value-type="string">
            <text:p>26/01/1955</text:p>
          </table:table-cell>
          <table:table-cell office:value-type="float" office:value="4">
            <text:p>4</text:p>
          </table:table-cell>
          <table:table-cell office:value-type="string">
            <text:p>person_13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33</text:p>
          </table:table-cell>
          <table:table-cell office:value-type="string">
            <text:p>actor</text:p>
          </table:table-cell>
          <table:table-cell office:value-type="string">
            <text:p>Brad</text:p>
          </table:table-cell>
          <table:table-cell office:value-type="string">
            <text:p>Pitt</text:p>
          </table:table-cell>
          <table:table-cell office:value-type="date" office:date-value="1963-12-18">
            <text:p>18/12/1963</text:p>
          </table:table-cell>
          <table:table-cell office:value-type="float" office:value="1">
            <text:p>1</text:p>
          </table:table-cell>
          <table:table-cell table:style-name="ce9" office:value-type="string">
            <text:p>person_76</text:p>
          </table:table-cell>
          <table:table-cell office:value-type="string">
            <text:p>260px-Brad_Pitt_2019_by_Glenn_Francis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34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éno</text:p>
          </table:table-cell>
          <table:table-cell office:value-type="date" office:date-value="1948-07-20">
            <text:p>20/07/1948</text:p>
          </table:table-cell>
          <table:table-cell office:value-type="float" office:value="2">
            <text:p>2</text:p>
          </table:table-cell>
          <table:table-cell table:style-name="ce9" office:value-type="string">
            <text:p>person_45</text:p>
          </table:table-cell>
          <table:table-cell office:value-type="string">
            <text:p>220px-Jean_Reno_Cannes_20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35</text:p>
          </table:table-cell>
          <table:table-cell office:value-type="string">
            <text:p>actor</text:p>
          </table:table-cell>
          <table:table-cell office:value-type="string">
            <text:p>Jean</text:p>
          </table:table-cell>
          <table:table-cell office:value-type="string">
            <text:p>Rochefort</text:p>
          </table:table-cell>
          <table:table-cell office:value-type="date" office:date-value="1930-04-29">
            <text:p>29/04/1930</text:p>
          </table:table-cell>
          <table:table-cell office:value-type="float" office:value="1">
            <text:p>1</text:p>
          </table:table-cell>
          <table:table-cell table:style-name="ce9" office:value-type="string">
            <text:p>person_76</text:p>
          </table:table-cell>
          <table:table-cell office:value-type="string">
            <text:p>260px-Jean_Rochefort_Bestanddeelnr_930-2697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36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Rich</text:p>
          </table:table-cell>
          <table:table-cell office:value-type="date" office:date-value="1929-02-08">
            <text:p>08/02/1929</text:p>
          </table:table-cell>
          <table:table-cell office:value-type="float" office:value="0">
            <text:p>0</text:p>
          </table:table-cell>
          <table:table-cell table:style-name="ce9" office:value-type="string">
            <text:p>person_80</text:p>
          </table:table-cell>
          <table:table-cell office:value-type="string">
            <text:p>220px-Claude_Rich_Le_crabe-tambour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37</text:p>
          </table:table-cell>
          <table:table-cell office:value-type="string">
            <text:p>actor</text:p>
          </table:table-cell>
          <table:table-cell office:value-type="string">
            <text:p>Claude</text:p>
          </table:table-cell>
          <table:table-cell office:value-type="string">
            <text:p>Brasseur</text:p>
          </table:table-cell>
          <table:table-cell office:value-type="date" office:date-value="1936-06-15">
            <text:p>15/06/1936</text:p>
          </table:table-cell>
          <table:table-cell office:value-type="float" office:value="0">
            <text:p>0</text:p>
          </table:table-cell>
          <table:table-cell table:style-name="ce9" office:value-type="string">
            <text:p>person_34</text:p>
          </table:table-cell>
          <table:table-cell office:value-type="string">
            <text:p>220px-Festival_automobile_international_2013_-_Photocall_-_Claude_Brasseur_-_00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38</text:p>
          </table:table-cell>
          <table:table-cell office:value-type="string">
            <text:p>actor</text:p>
          </table:table-cell>
          <table:table-cell office:value-type="string">
            <text:p>Micheline</text:p>
          </table:table-cell>
          <table:table-cell office:value-type="string">
            <text:p>Dax</text:p>
          </table:table-cell>
          <table:table-cell office:value-type="date" office:date-value="1924-03-03">
            <text:p>03/03/1924</text:p>
          </table:table-cell>
          <table:table-cell office:value-type="float" office:value="5">
            <text:p>5</text:p>
          </table:table-cell>
          <table:table-cell table:style-name="ce9" office:value-type="string">
            <text:p>person_3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rson_39</text:p>
          </table:table-cell>
          <table:table-cell office:value-type="string">
            <text:p>actor</text:p>
          </table:table-cell>
          <table:table-cell office:value-type="string">
            <text:p>George</text:p>
          </table:table-cell>
          <table:table-cell office:value-type="string">
            <text:p>Clooney</text:p>
          </table:table-cell>
          <table:table-cell office:value-type="date" office:date-value="1961-05-06">
            <text:p>06/05/1961</text:p>
          </table:table-cell>
          <table:table-cell office:value-type="float" office:value="6">
            <text:p>6</text:p>
          </table:table-cell>
          <table:table-cell office:value-type="string">
            <text:p>person_77</text:p>
          </table:table-cell>
          <table:table-cell office:value-type="string">
            <text:p>220px-George_Clooney_20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0</text:p>
          </table:table-cell>
          <table:table-cell office:value-type="string">
            <text:p>actor</text:p>
          </table:table-cell>
          <table:table-cell office:value-type="string">
            <text:p>Michelle</text:p>
          </table:table-cell>
          <table:table-cell office:value-type="string">
            <text:p>Pfeiffer</text:p>
          </table:table-cell>
          <table:table-cell office:value-type="date" office:date-value="1958-04-29">
            <text:p>29/04/1958</text:p>
          </table:table-cell>
          <table:table-cell office:value-type="float" office:value="1">
            <text:p>1</text:p>
          </table:table-cell>
          <table:table-cell office:value-type="string">
            <text:p>person_56</text:p>
          </table:table-cell>
          <table:table-cell office:value-type="string">
            <text:p>220px-Michelle_Pfeiffer_2007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41</text:p>
          </table:table-cell>
          <table:table-cell office:value-type="string">
            <text:p>actor</text:p>
          </table:table-cell>
          <table:table-cell office:value-type="string">
            <text:p>Angela</text:p>
          </table:table-cell>
          <table:table-cell office:value-type="string">
            <text:p>Lansbury</text:p>
          </table:table-cell>
          <table:table-cell office:value-type="date" office:date-value="1925-10-16">
            <text:p>16/10/1925</text:p>
          </table:table-cell>
          <table:table-cell office:value-type="float" office:value="3">
            <text:p>3</text:p>
          </table:table-cell>
          <table:table-cell office:value-type="string">
            <text:p>person_54</text:p>
          </table:table-cell>
          <table:table-cell office:value-type="string">
            <text:p>220px-Angela_Lansbury_(8356239174)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2</text:p>
          </table:table-cell>
          <table:table-cell office:value-type="string">
            <text:p>actor</text:p>
          </table:table-cell>
          <table:table-cell office:value-type="string">
            <text:p>Eva</text:p>
          </table:table-cell>
          <table:table-cell office:value-type="string">
            <text:p>Green</text:p>
          </table:table-cell>
          <table:table-cell office:value-type="date" office:date-value="1980-07-06">
            <text:p>06/07/1980</text:p>
          </table:table-cell>
          <table:table-cell office:value-type="float" office:value="3">
            <text:p>3</text:p>
          </table:table-cell>
          <table:table-cell office:value-type="string">
            <text:p>person_56</text:p>
          </table:table-cell>
          <table:table-cell office:value-type="string">
            <text:p>220px-EVA_GREEN_CESAR_2020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43</text:p>
          </table:table-cell>
          <table:table-cell office:value-type="string">
            <text:p>actor</text:p>
          </table:table-cell>
          <table:table-cell office:value-type="string">
            <text:p>Cate</text:p>
          </table:table-cell>
          <table:table-cell office:value-type="string">
            <text:p>Blanchet</text:p>
          </table:table-cell>
          <table:table-cell office:value-type="date" office:date-value="1969-05-14">
            <text:p>14/05/1969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240px-Cate_Blanchett_Cannes_2018_2_(cropped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4</text:p>
          </table:table-cell>
          <table:table-cell office:value-type="string">
            <text:p>actor</text:p>
          </table:table-cell>
          <table:table-cell office:value-type="string">
            <text:p>Liv</text:p>
          </table:table-cell>
          <table:table-cell office:value-type="string">
            <text:p>Tyler</text:p>
          </table:table-cell>
          <table:table-cell office:value-type="date" office:date-value="1977-07-01">
            <text:p>01/07/1977</text:p>
          </table:table-cell>
          <table:table-cell office:value-type="float" office:value="0">
            <text:p>0</text:p>
          </table:table-cell>
          <table:table-cell office:value-type="string">
            <text:p>person_34</text:p>
          </table:table-cell>
          <table:table-cell office:value-type="string">
            <text:p>260px-Liv_Tyler_(2016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45</text:p>
          </table:table-cell>
          <table:table-cell office:value-type="string">
            <text:p>actor</text:p>
          </table:table-cell>
          <table:table-cell office:value-type="string">
            <text:p>Robert</text:p>
          </table:table-cell>
          <table:table-cell office:value-type="string">
            <text:p>De Niro</text:p>
          </table:table-cell>
          <table:table-cell office:value-type="date" office:date-value="1943-08-17">
            <text:p>17/08/1943</text:p>
          </table:table-cell>
          <table:table-cell office:value-type="float" office:value="0">
            <text:p>0</text:p>
          </table:table-cell>
          <table:table-cell office:value-type="string">
            <text:p>person_13</text:p>
          </table:table-cell>
          <table:table-cell office:value-type="string">
            <text:p>220px-Robert_De_Niro_Cannes_20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6</text:p>
          </table:table-cell>
          <table:table-cell office:value-type="string">
            <text:p>actor</text:p>
          </table:table-cell>
          <table:table-cell office:value-type="string">
            <text:p>Jason</text:p>
          </table:table-cell>
          <table:table-cell office:value-type="string">
            <text:p>Statham</text:p>
          </table:table-cell>
          <table:table-cell office:value-type="date" office:date-value="1967-07-26">
            <text:p>26/07/1967</text:p>
          </table:table-cell>
          <table:table-cell office:value-type="float" office:value="0">
            <text:p>0</text:p>
          </table:table-cell>
          <table:table-cell office:value-type="string">
            <text:p>person_17</text:p>
          </table:table-cell>
          <table:table-cell office:value-type="string">
            <text:p>240px-Jason_Statham_201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47</text:p>
          </table:table-cell>
          <table:table-cell office:value-type="string">
            <text:p>actor</text:p>
          </table:table-cell>
          <table:table-cell office:value-type="string">
            <text:p>Emma</text:p>
          </table:table-cell>
          <table:table-cell office:value-type="string">
            <text:p>Watson</text:p>
          </table:table-cell>
          <table:table-cell office:value-type="date" office:date-value="1990-04-15">
            <text:p>15/04/1990</text:p>
          </table:table-cell>
          <table:table-cell office:value-type="float" office:value="3">
            <text:p>3</text:p>
          </table:table-cell>
          <table:table-cell office:value-type="string">
            <text:p>person_21</text:p>
          </table:table-cell>
          <table:table-cell office:value-type="string">
            <text:p>220px-Emma_Watson_2013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48</text:p>
          </table:table-cell>
          <table:table-cell office:value-type="string">
            <text:p>actor</text:p>
          </table:table-cell>
          <table:table-cell office:value-type="string">
            <text:p>Christian</text:p>
          </table:table-cell>
          <table:table-cell office:value-type="string">
            <text:p>Bale</text:p>
          </table:table-cell>
          <table:table-cell office:value-type="date" office:date-value="1974-01-30">
            <text:p>30/01/1974</text:p>
          </table:table-cell>
          <table:table-cell office:value-type="float" office:value="1">
            <text:p>1</text:p>
          </table:table-cell>
          <table:table-cell office:value-type="string">
            <text:p>person_23</text:p>
          </table:table-cell>
          <table:table-cell office:value-type="string">
            <text:p>220px-Christian_Bale_2014_(cropped)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49</text:p>
          </table:table-cell>
          <table:table-cell office:value-type="string">
            <text:p>actor</text:p>
          </table:table-cell>
          <table:table-cell office:value-type="string">
            <text:p>Emily</text:p>
          </table:table-cell>
          <table:table-cell office:value-type="string">
            <text:p>Blunt</text:p>
          </table:table-cell>
          <table:table-cell office:value-type="date" office:date-value="1983-02-23">
            <text:p>23/02/1983</text:p>
          </table:table-cell>
          <table:table-cell office:value-type="float" office:value="5">
            <text:p>5</text:p>
          </table:table-cell>
          <table:table-cell office:value-type="string">
            <text:p>person_69</text:p>
          </table:table-cell>
          <table:table-cell office:value-type="string">
            <text:p>260px-Josh_Brolin_Emily_Blunt_Cannes_2015_(cropped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50</text:p>
          </table:table-cell>
          <table:table-cell office:value-type="string">
            <text:p>actor</text:p>
          </table:table-cell>
          <table:table-cell office:value-type="string">
            <text:p>Anthony</text:p>
          </table:table-cell>
          <table:table-cell office:value-type="string">
            <text:p>Hopkins</text:p>
          </table:table-cell>
          <table:table-cell office:value-type="date" office:date-value="1937-12-31">
            <text:p>31/12/1937</text:p>
          </table:table-cell>
          <table:table-cell office:value-type="float" office:value="3">
            <text:p>3</text:p>
          </table:table-cell>
          <table:table-cell office:value-type="string">
            <text:p>person_21</text:p>
          </table:table-cell>
          <table:table-cell office:value-type="string">
            <text:p>260px-AnthonyHopkins10TIFF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1</text:p>
          </table:table-cell>
          <table:table-cell office:value-type="string">
            <text:p>filmmaker</text:p>
          </table:table-cell>
          <table:table-cell office:value-type="string">
            <text:p>Jean-Luc</text:p>
          </table:table-cell>
          <table:table-cell office:value-type="string">
            <text:p>Godard</text:p>
          </table:table-cell>
          <table:table-cell office:value-type="date" office:date-value="1930-12-03">
            <text:p>03/12/1930</text:p>
          </table:table-cell>
          <table:table-cell office:value-type="float" office:value="2">
            <text:p>2</text:p>
          </table:table-cell>
          <table:table-cell office:value-type="string">
            <text:p>person_23</text:p>
          </table:table-cell>
          <table:table-cell office:value-type="string">
            <text:p>260px-Jean-Luc_Godard_at_Berkeley_1968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52</text:p>
          </table:table-cell>
          <table:table-cell office:value-type="string">
            <text:p>filmmaker</text:p>
          </table:table-cell>
          <table:table-cell office:value-type="string">
            <text:p>Martin</text:p>
          </table:table-cell>
          <table:table-cell office:value-type="string">
            <text:p>Scorsese</text:p>
          </table:table-cell>
          <table:table-cell office:value-type="date" office:date-value="1942-11-17">
            <text:p>17/11/1942</text:p>
          </table:table-cell>
          <table:table-cell office:value-type="float" office:value="3">
            <text:p>3</text:p>
          </table:table-cell>
          <table:table-cell office:value-type="string">
            <text:p>person_45</text:p>
          </table:table-cell>
          <table:table-cell office:value-type="string">
            <text:p>220px-Martin_Scorsese_Tribeca_2007_Shankbon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3</text:p>
          </table:table-cell>
          <table:table-cell office:value-type="string">
            <text:p>filmmaker</text:p>
          </table:table-cell>
          <table:table-cell office:value-type="string">
            <text:p>Stanley</text:p>
          </table:table-cell>
          <table:table-cell office:value-type="string">
            <text:p>Kubrik</text:p>
          </table:table-cell>
          <table:table-cell office:value-type="date" office:date-value="1928-07-26">
            <text:p>26/07/1928</text:p>
          </table:table-cell>
          <table:table-cell office:value-type="float" office:value="3">
            <text:p>3</text:p>
          </table:table-cell>
          <table:table-cell office:value-type="string">
            <text:p>person_4</text:p>
          </table:table-cell>
          <table:table-cell office:value-type="string">
            <text:p>220px-KubrickForLook_(cropped)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54</text:p>
          </table:table-cell>
          <table:table-cell office:value-type="string">
            <text:p>filmmaker</text:p>
          </table:table-cell>
          <table:table-cell office:value-type="string">
            <text:p>Steven</text:p>
          </table:table-cell>
          <table:table-cell office:value-type="string">
            <text:p>Spielberg</text:p>
          </table:table-cell>
          <table:table-cell office:value-type="date" office:date-value="1946-12-18">
            <text:p>18/12/1946</text:p>
          </table:table-cell>
          <table:table-cell office:value-type="float" office:value="1">
            <text:p>1</text:p>
          </table:table-cell>
          <table:table-cell office:value-type="string">
            <text:p>person_12</text:p>
          </table:table-cell>
          <table:table-cell office:value-type="string">
            <text:p>220px-Ready_Player_One_Japan_Premiere_Red_Carpet_Steven_Spielberg_(40713131765)_(cropped)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5</text:p>
          </table:table-cell>
          <table:table-cell office:value-type="string">
            <text:p>filmmaker</text:p>
          </table:table-cell>
          <table:table-cell office:value-type="string">
            <text:p>François</text:p>
          </table:table-cell>
          <table:table-cell office:value-type="string">
            <text:p>Truffaut</text:p>
          </table:table-cell>
          <table:table-cell office:value-type="date" office:date-value="1984-10-21">
            <text:p>21/10/1984</text:p>
          </table:table-cell>
          <table:table-cell office:value-type="float" office:value="0">
            <text:p>0</text:p>
          </table:table-cell>
          <table:table-cell office:value-type="string">
            <text:p>person_78</text:p>
          </table:table-cell>
          <table:table-cell office:value-type="string">
            <text:p>260px-François_truffau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56</text:p>
          </table:table-cell>
          <table:table-cell office:value-type="string">
            <text:p>filmmaker</text:p>
          </table:table-cell>
          <table:table-cell office:value-type="string">
            <text:p>Akira</text:p>
          </table:table-cell>
          <table:table-cell office:value-type="string">
            <text:p>Kurosawa</text:p>
          </table:table-cell>
          <table:table-cell office:value-type="date" office:date-value="1910-03-23">
            <text:p>23/03/1910</text:p>
          </table:table-cell>
          <table:table-cell office:value-type="float" office:value="0">
            <text:p>0</text:p>
          </table:table-cell>
          <table:table-cell office:value-type="string">
            <text:p>person_22</text:p>
          </table:table-cell>
          <table:table-cell office:value-type="string">
            <text:p>220px-Akirakurosawa-onthesetof7samurai-1953-page88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7</text:p>
          </table:table-cell>
          <table:table-cell office:value-type="string">
            <text:p>filmmaker</text:p>
          </table:table-cell>
          <table:table-cell office:value-type="string">
            <text:p>Takeshi</text:p>
          </table:table-cell>
          <table:table-cell office:value-type="string">
            <text:p>Kitano</text:p>
          </table:table-cell>
          <table:table-cell office:value-type="date" office:date-value="1947-01-18">
            <text:p>18/01/1947</text:p>
          </table:table-cell>
          <table:table-cell office:value-type="float" office:value="0">
            <text:p>0</text:p>
          </table:table-cell>
          <table:table-cell office:value-type="string">
            <text:p>person_34</text:p>
          </table:table-cell>
          <table:table-cell office:value-type="string">
            <text:p>260px-TakesiKitano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58</text:p>
          </table:table-cell>
          <table:table-cell office:value-type="string">
            <text:p>filmmaker</text:p>
          </table:table-cell>
          <table:table-cell office:value-type="string">
            <text:p>Federico</text:p>
          </table:table-cell>
          <table:table-cell office:value-type="string">
            <text:p>Fellini</text:p>
          </table:table-cell>
          <table:table-cell office:value-type="date" office:date-value="1920-01-20">
            <text:p>20/01/1920</text:p>
          </table:table-cell>
          <table:table-cell office:value-type="float" office:value="2">
            <text:p>2</text:p>
          </table:table-cell>
          <table:table-cell office:value-type="string">
            <text:p>person_43</text:p>
          </table:table-cell>
          <table:table-cell office:value-type="string">
            <text:p>260px-Federico_Fellini_NYWTS_2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59</text:p>
          </table:table-cell>
          <table:table-cell office:value-type="string">
            <text:p>filmmaker</text:p>
          </table:table-cell>
          <table:table-cell office:value-type="string">
            <text:p>Sergio</text:p>
          </table:table-cell>
          <table:table-cell office:value-type="string">
            <text:p>Leone</text:p>
          </table:table-cell>
          <table:table-cell office:value-type="date" office:date-value="1929-01-03">
            <text:p>03/01/1929</text:p>
          </table:table-cell>
          <table:table-cell office:value-type="float" office:value="2">
            <text:p>2</text:p>
          </table:table-cell>
          <table:table-cell office:value-type="string">
            <text:p>person_58</text:p>
          </table:table-cell>
          <table:table-cell office:value-type="string">
            <text:p>220px-Sergio_Leone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60</text:p>
          </table:table-cell>
          <table:table-cell office:value-type="string">
            <text:p>filmmaker</text:p>
          </table:table-cell>
          <table:table-cell office:value-type="string">
            <text:p>Jane</text:p>
          </table:table-cell>
          <table:table-cell office:value-type="string">
            <text:p>Campion</text:p>
          </table:table-cell>
          <table:table-cell office:value-type="date" office:date-value="1954-04-30">
            <text:p>30/04/1954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  <table:table-cell office:value-type="string">
            <text:p>Jane_Campion_in_Kraków_(2010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61</text:p>
          </table:table-cell>
          <table:table-cell office:value-type="string">
            <text:p>actor</text:p>
          </table:table-cell>
          <table:table-cell office:value-type="string">
            <text:p>Gérard</text:p>
          </table:table-cell>
          <table:table-cell office:value-type="string">
            <text:p>Depardieu</text:p>
          </table:table-cell>
          <table:table-cell office:value-type="date" office:date-value="1948-12-27">
            <text:p>27/12/1948</text:p>
          </table:table-cell>
          <table:table-cell office:value-type="float" office:value="1">
            <text:p>1</text:p>
          </table:table-cell>
          <table:table-cell office:value-type="string">
            <text:p>person_73</text:p>
          </table:table-cell>
          <table:table-cell office:value-type="string">
            <text:p>260px-Gérard_Depardieu_avp_2016_3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62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Mariel</text:p>
          </table:table-cell>
          <table:table-cell office:value-type="date" office:date-value="1932-04-12">
            <text:p>12/04/1932</text:p>
          </table:table-cell>
          <table:table-cell office:value-type="float" office:value="2">
            <text:p>2</text:p>
          </table:table-cell>
          <table:table-cell office:value-type="string">
            <text:p>person_81</text:p>
          </table:table-cell>
          <table:table-cell office:value-type="string">
            <text:p>250px-Salon_du_livre_de_Paris_2011_-_Jean-Pierre_Mariell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63</text:p>
          </table:table-cell>
          <table:table-cell office:value-type="string">
            <text:p>filmmaker</text:p>
          </table:table-cell>
          <table:table-cell office:value-type="string">
            <text:p>Sofia</text:p>
          </table:table-cell>
          <table:table-cell office:value-type="string">
            <text:p>Coppola</text:p>
          </table:table-cell>
          <table:table-cell office:value-type="date" office:date-value="1971-05-14">
            <text:p>14/05/1971</text:p>
          </table:table-cell>
          <table:table-cell office:value-type="float" office:value="3">
            <text:p>3</text:p>
          </table:table-cell>
          <table:table-cell office:value-type="string">
            <text:p>person_78</text:p>
          </table:table-cell>
          <table:table-cell office:value-type="string">
            <text:p>220px-Sofia_Coppola_Cannes_201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64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Jaoui</text:p>
          </table:table-cell>
          <table:table-cell office:value-type="date" office:date-value="1964-10-19">
            <text:p>19/10/1964</text:p>
          </table:table-cell>
          <table:table-cell office:value-type="float" office:value="7">
            <text:p>7</text:p>
          </table:table-cell>
          <table:table-cell office:value-type="string">
            <text:p>person_61</text:p>
          </table:table-cell>
          <table:table-cell office:value-type="string">
            <text:p>Agnès_Jaoui_Cannes_2015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65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Bacri</text:p>
          </table:table-cell>
          <table:table-cell office:value-type="date" office:date-value="1951-05-24">
            <text:p>24/05/1951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  <table:table-cell office:value-type="string">
            <text:p>Jean-Pierre_Bacri_20070411_Fnac_6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66</text:p>
          </table:table-cell>
          <table:table-cell office:value-type="string">
            <text:p>filmmaker</text:p>
          </table:table-cell>
          <table:table-cell office:value-type="string">
            <text:p>Marjane</text:p>
          </table:table-cell>
          <table:table-cell office:value-type="string">
            <text:p>Satrapi</text:p>
          </table:table-cell>
          <table:table-cell office:value-type="date" office:date-value="1969-11-22">
            <text:p>22/11/1969</text:p>
          </table:table-cell>
          <table:table-cell office:value-type="float" office:value="1">
            <text:p>1</text:p>
          </table:table-cell>
          <table:table-cell office:value-type="string">
            <text:p>person_64</text:p>
          </table:table-cell>
          <table:table-cell office:value-type="string">
            <text:p>260px-Marjane_Satrapi_mg_7519_(cropped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67</text:p>
          </table:table-cell>
          <table:table-cell office:value-type="string">
            <text:p>filmmaker</text:p>
          </table:table-cell>
          <table:table-cell office:value-type="string">
            <text:p>Agnès</text:p>
          </table:table-cell>
          <table:table-cell office:value-type="string">
            <text:p>Varda</text:p>
          </table:table-cell>
          <table:table-cell office:value-type="date" office:date-value="1928-05-30">
            <text:p>30/05/1928</text:p>
          </table:table-cell>
          <table:table-cell office:value-type="float" office:value="0">
            <text:p>0</text:p>
          </table:table-cell>
          <table:table-cell office:value-type="string">
            <text:p>person_42</text:p>
          </table:table-cell>
          <table:table-cell office:value-type="string">
            <text:p>250px-Agnès_Varda_(Berlinale_2019)_(cropped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68</text:p>
          </table:table-cell>
          <table:table-cell office:value-type="string">
            <text:p>actor</text:p>
          </table:table-cell>
          <table:table-cell office:value-type="string">
            <text:p>Richard</text:p>
          </table:table-cell>
          <table:table-cell office:value-type="string">
            <text:p>Anconina</text:p>
          </table:table-cell>
          <table:table-cell office:value-type="date" office:date-value="1953-01-28">
            <text:p>28/01/1953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  <table:table-cell office:value-type="string">
            <text:p>220px-Richard_Anconina_2012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69</text:p>
          </table:table-cell>
          <table:table-cell office:value-type="string">
            <text:p>writter</text:p>
          </table:table-cell>
          <table:table-cell office:value-type="string">
            <text:p>Marguerite</text:p>
          </table:table-cell>
          <table:table-cell office:value-type="string">
            <text:p>Yourcenar</text:p>
          </table:table-cell>
          <table:table-cell office:value-type="date" office:date-value="1903-06-08">
            <text:p>08/06/1903</text:p>
          </table:table-cell>
          <table:table-cell office:value-type="float" office:value="0">
            <text:p>0</text:p>
          </table:table-cell>
          <table:table-cell office:value-type="string">
            <text:p>person_37</text:p>
          </table:table-cell>
          <table:table-cell office:value-type="string">
            <text:p>260px-Marguerite_Yourcenar-Bailleul-1982.10.04.Bernhard_De_Grendel_(11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70</text:p>
          </table:table-cell>
          <table:table-cell office:value-type="string">
            <text:p>writter</text:p>
          </table:table-cell>
          <table:table-cell office:value-type="string">
            <text:p>Françoise</text:p>
          </table:table-cell>
          <table:table-cell office:value-type="string">
            <text:p>Sagant</text:p>
          </table:table-cell>
          <table:table-cell office:value-type="date" office:date-value="1935-06-21">
            <text:p>21/06/1935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  <table:table-cell office:value-type="string">
            <text:p>Françoise_Sagan_1960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1</text:p>
          </table:table-cell>
          <table:table-cell office:value-type="string">
            <text:p>writter</text:p>
          </table:table-cell>
          <table:table-cell office:value-type="string">
            <text:p>Georges</text:p>
          </table:table-cell>
          <table:table-cell office:value-type="string">
            <text:p>Sand</text:p>
          </table:table-cell>
          <table:table-cell office:value-type="date" office:date-value="1804-07-01">
            <text:p>01/07/1804</text:p>
          </table:table-cell>
          <table:table-cell office:value-type="float" office:value="0">
            <text:p>0</text:p>
          </table:table-cell>
          <table:table-cell office:value-type="string">
            <text:p>person_14</text:p>
          </table:table-cell>
          <table:table-cell office:value-type="string">
            <text:p>220px-George_Sand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72</text:p>
          </table:table-cell>
          <table:table-cell office:value-type="string">
            <text:p>writter</text:p>
          </table:table-cell>
          <table:table-cell office:value-type="string">
            <text:p>Virginia</text:p>
          </table:table-cell>
          <table:table-cell office:value-type="string">
            <text:p>Woolf</text:p>
          </table:table-cell>
          <table:table-cell office:value-type="date" office:date-value="1882-01-25">
            <text:p>25/01/1882</text:p>
          </table:table-cell>
          <table:table-cell office:value-type="float" office:value="1">
            <text:p>1</text:p>
          </table:table-cell>
          <table:table-cell office:value-type="string">
            <text:p>person_44</text:p>
          </table:table-cell>
          <table:table-cell office:value-type="string">
            <text:p>Virginia_Woolf_1927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3</text:p>
          </table:table-cell>
          <table:table-cell office:value-type="string">
            <text:p>writter</text:p>
          </table:table-cell>
          <table:table-cell office:value-type="string">
            <text:p>Marguerite</text:p>
          </table:table-cell>
          <table:table-cell office:value-type="string">
            <text:p>Duras</text:p>
          </table:table-cell>
          <table:table-cell office:value-type="date" office:date-value="1914-04-04">
            <text:p>04/04/1914</text:p>
          </table:table-cell>
          <table:table-cell office:value-type="float" office:value="0">
            <text:p>0</text:p>
          </table:table-cell>
          <table:table-cell office:value-type="string">
            <text:p>person_21</text:p>
          </table:table-cell>
          <table:table-cell office:value-type="string">
            <text:p>Marguerite_Duras_199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74</text:p>
          </table:table-cell>
          <table:table-cell office:value-type="string">
            <text:p>writter</text:p>
          </table:table-cell>
          <table:table-cell office:value-type="string">
            <text:p>Simone</text:p>
          </table:table-cell>
          <table:table-cell office:value-type="string">
            <text:p>de Beauvoir</text:p>
          </table:table-cell>
          <table:table-cell office:value-type="date" office:date-value="1908-01-09">
            <text:p>09/01/1908</text:p>
          </table:table-cell>
          <table:table-cell office:value-type="float" office:value="2">
            <text:p>2</text:p>
          </table:table-cell>
          <table:table-cell office:value-type="string">
            <text:p>person_71</text:p>
          </table:table-cell>
          <table:table-cell office:value-type="string">
            <text:p>Simone_de_Beauvoir2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5</text:p>
          </table:table-cell>
          <table:table-cell office:value-type="string">
            <text:p>writter</text:p>
          </table:table-cell>
          <table:table-cell office:value-type="string">
            <text:p>Marie</text:p>
          </table:table-cell>
          <table:table-cell office:value-type="string">
            <text:p>N'Diaye</text:p>
          </table:table-cell>
          <table:table-cell office:value-type="date" office:date-value="1967-06-04">
            <text:p>04/06/1967</text:p>
          </table:table-cell>
          <table:table-cell office:value-type="float" office:value="1">
            <text:p>1</text:p>
          </table:table-cell>
          <table:table-cell office:value-type="string">
            <text:p>person_62</text:p>
          </table:table-cell>
          <table:table-cell office:value-type="string">
            <text:p>220px-Marie_NDiaye0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76</text:p>
          </table:table-cell>
          <table:table-cell office:value-type="string">
            <text:p>writter</text:p>
          </table:table-cell>
          <table:table-cell office:value-type="string">
            <text:p>Léopold</text:p>
          </table:table-cell>
          <table:table-cell office:value-type="string">
            <text:p>Sédar Senghor</text:p>
          </table:table-cell>
          <table:table-cell office:value-type="date" office:date-value="1906-10-09">
            <text:p>09/10/1906</text:p>
          </table:table-cell>
          <table:table-cell office:value-type="float" office:value="1">
            <text:p>1</text:p>
          </table:table-cell>
          <table:table-cell office:value-type="string">
            <text:p>person_21</text:p>
          </table:table-cell>
          <table:table-cell office:value-type="string">
            <text:p>Léopold_Senghor_Pic_5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7</text:p>
          </table:table-cell>
          <table:table-cell office:value-type="string">
            <text:p>writter</text:p>
          </table:table-cell>
          <table:table-cell office:value-type="string">
            <text:p>Aimé</text:p>
          </table:table-cell>
          <table:table-cell office:value-type="string">
            <text:p>Césaire</text:p>
          </table:table-cell>
          <table:table-cell office:value-type="date" office:date-value="1913-06-26">
            <text:p>26/06/1913</text:p>
          </table:table-cell>
          <table:table-cell office:value-type="float" office:value="0">
            <text:p>0</text:p>
          </table:table-cell>
          <table:table-cell office:value-type="string">
            <text:p>person_55</text:p>
          </table:table-cell>
          <table:table-cell office:value-type="string">
            <text:p>220px-Aime_Cesaire_200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78</text:p>
          </table:table-cell>
          <table:table-cell office:value-type="string">
            <text:p>writter</text:p>
          </table:table-cell>
          <table:table-cell office:value-type="string">
            <text:p>Agatha</text:p>
          </table:table-cell>
          <table:table-cell office:value-type="string">
            <text:p>Christie</text:p>
          </table:table-cell>
          <table:table-cell office:value-type="date" office:date-value="1890-09-15">
            <text:p>15/09/1890</text:p>
          </table:table-cell>
          <table:table-cell office:value-type="float" office:value="3">
            <text:p>3</text:p>
          </table:table-cell>
          <table:table-cell office:value-type="string">
            <text:p>person_66</text:p>
          </table:table-cell>
          <table:table-cell office:value-type="string">
            <text:p>Agatha_Christie_in_1925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79</text:p>
          </table:table-cell>
          <table:table-cell office:value-type="string">
            <text:p>writter</text:p>
          </table:table-cell>
          <table:table-cell/>
          <table:table-cell office:value-type="string">
            <text:p>Saint-John Perse</text:p>
          </table:table-cell>
          <table:table-cell office:value-type="date" office:date-value="1887-05-31">
            <text:p>31/05/1887</text:p>
          </table:table-cell>
          <table:table-cell office:value-type="float" office:value="2">
            <text:p>2</text:p>
          </table:table-cell>
          <table:table-cell office:value-type="string">
            <text:p>person_33</text:p>
          </table:table-cell>
          <table:table-cell office:value-type="string">
            <text:p>200px-Saint-John_Perse_1960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80</text:p>
          </table:table-cell>
          <table:table-cell office:value-type="string">
            <text:p>actor</text:p>
          </table:table-cell>
          <table:table-cell office:value-type="string">
            <text:p>Jean-Pierre</text:p>
          </table:table-cell>
          <table:table-cell office:value-type="string">
            <text:p>Darroussin</text:p>
          </table:table-cell>
          <table:table-cell office:value-type="date" office:date-value="1953-12-04">
            <text:p>04/12/1953</text:p>
          </table:table-cell>
          <table:table-cell office:value-type="float" office:value="4">
            <text:p>4</text:p>
          </table:table-cell>
          <table:table-cell office:value-type="string">
            <text:p>person_46</text:p>
          </table:table-cell>
          <table:table-cell office:value-type="string">
            <text:p>Jean-Pierre_Darroussin_201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81</text:p>
          </table:table-cell>
          <table:table-cell office:value-type="string">
            <text:p>actor</text:p>
          </table:table-cell>
          <table:table-cell office:value-type="string">
            <text:p>Morgan</text:p>
          </table:table-cell>
          <table:table-cell office:value-type="string">
            <text:p>Freeman</text:p>
          </table:table-cell>
          <table:table-cell office:value-type="date" office:date-value="1937-06-01">
            <text:p>01/06/1937</text:p>
          </table:table-cell>
          <table:table-cell office:value-type="float" office:value="2">
            <text:p>2</text:p>
          </table:table-cell>
          <table:table-cell office:value-type="string">
            <text:p>person_21</text:p>
          </table:table-cell>
          <table:table-cell office:value-type="string">
            <text:p>260px-Morgan_Freeman_Deauville_2018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3" office:value-type="string">
            <text:p>person_82</text:p>
          </table:table-cell>
          <table:table-cell office:value-type="string">
            <text:p>writter</text:p>
          </table:table-cell>
          <table:table-cell office:value-type="string">
            <text:p>Jean-Paul</text:p>
          </table:table-cell>
          <table:table-cell office:value-type="string">
            <text:p>Sartre</text:p>
          </table:table-cell>
          <table:table-cell office:value-type="date" office:date-value="1905-06-21">
            <text:p>21/06/1905</text:p>
          </table:table-cell>
          <table:table-cell office:value-type="float" office:value="1">
            <text:p>1</text:p>
          </table:table-cell>
          <table:table-cell office:value-type="string">
            <text:p>person_65</text:p>
          </table:table-cell>
          <table:table-cell office:value-type="string">
            <text:p>Jean_Paul_Sartre_1965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string">
            <text:p>person_83</text:p>
          </table:table-cell>
          <table:table-cell office:value-type="string">
            <text:p>writter</text:p>
          </table:table-cell>
          <table:table-cell office:value-type="string">
            <text:p>Marcel</text:p>
          </table:table-cell>
          <table:table-cell office:value-type="string">
            <text:p>Proust</text:p>
          </table:table-cell>
          <table:table-cell office:value-type="date" office:date-value="1971-07-10">
            <text:p>10/07/1971</text:p>
          </table:table-cell>
          <table:table-cell office:value-type="float" office:value="0">
            <text:p>0</text:p>
          </table:table-cell>
          <table:table-cell office:value-type="string">
            <text:p>person_11</text:p>
          </table:table-cell>
          <table:table-cell office:value-type="string">
            <text:p>Otto_Wegener_Proust_vers_1895_bis.jpg</text:p>
          </table:table-cell>
          <table:table-cell office:value-type="string">
            <text:p>wikimedia</text:p>
          </table:table-cell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/10/2020</text:date>, <text:time>23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18T23:52:28</dc:date>
    <meta:editing-cycles>59</meta:editing-cycles>
    <meta:editing-duration>P1DT9H40M30S</meta:editing-duration>
    <meta:generator>OpenOffice/4.1.7$Unix OpenOffice.org_project/417m1$Build-9800</meta:generator>
    <meta:document-statistic meta:table-count="1" meta:cell-count="751" meta:object-count="0"/>
  </office:meta>
</office:document-meta>
</file>